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Zero (Barbarian / Fighter)</text:p>
      <text:p text:style-name="P1"/>
      <text:list xml:id="list4313607899044300895" text:style-name="L1">
        <text:list-header>
          <text:p text:style-name="P3">Quest</text:p>
          <text:p text:style-name="P3"/>
        </text:list-header>
        <text:list-item>
          <text:p text:style-name="P6">Escort the Old Peculiar carriage from Dyvers to Two Ford</text:p>
          <text:list>
            <text:list-item>
              <text:p text:style-name="P6">East along the Greeleaf trail to where it meets the River Road</text:p>
            </text:list-item>
            <text:list-item>
              <text:p text:style-name="P6">South to Two Ford along the River Road</text:p>
            </text:list-item>
          </text:list>
        </text:list-item>
      </text:list>
      <text:p text:style-name="P2"/>
      <text:list xml:id="list32812282" text:continue-numbering="true" text:style-name="L1">
        <text:list-header>
          <text:p text:style-name="P3">Companions</text:p>
          <text:p text:style-name="P3"/>
        </text:list-header>
        <text:list-item>
          <text:p text:style-name="P6">ThunderFoot</text:p>
          <text:list>
            <text:list-item>
              <text:p text:style-name="P6">Augusta Aubrentide (Elf Fighter)</text:p>
            </text:list-item>
            <text:list-item>
              <text:p text:style-name="P6">Nimranth Chul'chaketh (Dragonborn Ranger)</text:p>
            </text:list-item>
            <text:list-item>
              <text:p text:style-name="P6">Nicolas Thwipwhistle (Halfling Rogue)</text:p>
            </text:list-item>
          </text:list>
        </text:list-item>
        <text:list-item>
          <text:p text:style-name="P6">Old Peculiar</text:p>
          <text:list>
            <text:list-item>
              <text:p text:style-name="P6">Evras Angstrom (Gnome Driver)</text:p>
            </text:list-item>
          </text:list>
        </text:list-item>
      </text:list>
      <text:p text:style-name="P2"/>
      <text:p text:style-name="P2"><text:tab/><text:span text:style-name="T5">Events</text:span></text:p>
      <text:p text:style-name="P2"/>
      <text:list xml:id="list4617124201630317782" text:style-name="L2">
        <text:list-item>
          <text:p text:style-name="P9"><text:span text:style-name="T1">You're about halfway through the day, along the portion of the Greenleaf that passes through the northernmost tip of the Gnarley Forest, </text:span><text:span text:style-name="T2">chatting with your companions</text:span></text:p>
          <text:list>
            <text:list-item>
              <text:p text:style-name="P7">Nimranth has just returned from one of their routine scouting runs to report that it's “all clear”</text:p>
            </text:list-item>
            <text:list-item>
              <text:p text:style-name="P7">Augusta is walking on the other side of the carriage that Evras is driving.</text:p>
            </text:list-item>
            <text:list-item>
              <text:p text:style-name="P7">Nicolas is hidden in the carriage as per Thunderfoot policy (final line of defence/tracking if a payload gets away from a convoy for some reason)</text:p>
            </text:list-item>
          </text:list>
        </text:list-item>
        <text:list-item>
          <text:p text:style-name="P7">After a while, a very subtle *whoosh* and Evras cries out “GODS ALIVE”, clutching at his eye. Four clouds of dirt and debris erupt around you and then *<text:span text:style-name="T3">BAM* </text:span>wood splinters as the shaft of the carriage shatters, and it flies off the trail into the woods like a toy car being pulled by a wild boar. Four small red reptiles leap from the clouds of debris, and leap at you and Augusta.</text:p>
          <text:list>
            <text:list-item>
              <text:p text:style-name="P7">Nimranth immediately gives chase.</text:p>
            </text:list-item>
            <text:list-item>
              <text:p text:style-name="P7">Once you fight off the four Kobolds, you can chase the carriage into the woods.</text:p>
            </text:list-item>
          </text:list>
        </text:list-item>
        <text:list-item>
          <text:p text:style-name="P7">Once you catch up to the carriage, you see Evras holding on for dear life as the carriage continues fly through the brush. Then, <text:span text:style-name="T3">thwump, thwump, thwump</text:span>, three Kobolds leap from the tree onto the carriage, and <text:span text:style-name="T3">BOOM!!! </text:span>a ball of black cloth erupts from the back of the carriage – this is Nicolas casting Thunderclap – each Kobold needs to make a DC 13 Constitution Saving Throw or take 1d6 Thunder damage</text:p>
          <text:list>
            <text:list-item>
              <text:p text:style-name="P7">You and Augusta will join the fight</text:p>
            </text:list-item>
            <text:list-item>
              <text:p text:style-name="P7">The two flying Kobolds will enter in the first round of combat</text:p>
            </text:list-item>
            <text:list-item>
              <text:p text:style-name="P7">You need to stop the carriage</text:p>
              <text:list>
                <text:list-item>
                  <text:p text:style-name="P7">Strength to grab it and stop the Ogre</text:p>
                  <text:list>
                    <text:list-item>
                      <text:p text:style-name="P7">Berserker enters and tries to ram you off</text:p>
                    </text:list-item>
                  </text:list>
                </text:list-item>
                <text:list-item>
                  <text:p text:style-name="P7">Fight the Ogre directly</text:p>
                  <text:list>
                    <text:list-item>
                      <text:p text:style-name="P7">Swings the carriage at you, Berserker enters la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Once the fight is over, Nimranth is nowhere to be found.</text:p>
          <text:list>
            <text:list-item>
              <text:p text:style-name="P8">Later in the main story, the Barbarian or someone in the party will spot Nimranth <text:soft-page-break/>such that the Barbarian can recognize them and confront them.</text:p>
            </text:list-item>
            <text:list-item>
              <text:p text:style-name="P8">They were blackmailed or something</text:p>
            </text:list-item>
          </text:list>
        </text:list-item>
        <text:list-item>
          <text:p text:style-name="P7">You all manage to get the carriage back to the trail, and Evras reaches into his collar to pull out a small whistle attached to a thin silver around his neck. He blows on it seemingly with no effect, but within a few seconds you hear cautious hoovesteps, as the mules, which had been trained to flee and hide in the brush, re-emerge onto the trail.</text:p>
        </text:list-item>
        <text:list-item>
          <text:p text:style-name="P7">You get the carriage in a workable order, and continue East, eventually reaching Ford Keep.</text:p>
        </text:list-item>
        <text:list-item>
          <text:p text:style-name="P7">There's a Thunderfoot Office there, so you report what happened, including the fact that Nimranth vanished.</text:p>
        </text:list-item>
        <text:list-item>
          <text:p text:style-name="P7">The carriage is fully repaired, a Ranger from the local Thunderfoot branch joins you as a scout, and you continue to Two Ford.</text:p>
        </text:list-item>
      </text:list>
      <text:p text:style-name="P2"/>
      <text:list xml:id="list32805677" text:continue-numbering="true" text:style-name="L2">
        <text:list-header>
          <text:p text:style-name="P4">Encounter Monsters</text:p>
          <text:p text:style-name="P4"/>
          <text:list>
            <text:list-item>
              <text:list>
                <text:list-item>
                  <text:p text:style-name="P7">7 Kobold Warriors (4 Vecna-fied)</text:p>
                </text:list-item>
                <text:list-item>
                  <text:p text:style-name="P7">2 Winged Kobolds (Vecna-fied)</text:p>
                </text:list-item>
                <text:list-item>
                  <text:p text:style-name="P7">Berserker</text:p>
                </text:list-item>
                <text:list-item>
                  <text:p text:style-name="P7">Ogrilon Ogre (Vecna-fied)</text:p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6:40.61</meta:creation-date>
    <meta:generator>OpenOffice/4.1.15$Win32 OpenOffice.org_project/4115m2$Build-9813</meta:generator>
    <dc:date>2025-06-28T12:54:54.57</dc:date>
    <dc:creator>Paul Paroczai</dc:creator>
    <meta:editing-duration>PT7H6M54S</meta:editing-duration>
    <meta:editing-cycles>8</meta:editing-cycles>
    <meta:printed-by>Paul Paroczai</meta:printed-by>
    <meta:print-date>2025-06-25T18:53:47.79</meta:print-date>
    <meta:document-statistic meta:table-count="0" meta:image-count="0" meta:object-count="0" meta:page-count="2" meta:paragraph-count="40" meta:word-count="570" meta:character-count="3142"/>
  </office:meta>
</office:document-meta>
</file>